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1.269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8.74cm"/>
    </style:style>
    <style:style style:name="co9" style:family="table-column">
      <style:table-column-properties fo:break-before="auto" style:column-width="7.542cm"/>
    </style:style>
    <style:style style:name="co10" style:family="table-column">
      <style:table-column-properties fo:break-before="auto" style:column-width="8.033cm"/>
    </style:style>
    <style:style style:name="co11" style:family="table-column">
      <style:table-column-properties fo:break-before="auto" style:column-width="8.059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99e0" fo:border="0.74pt solid #00000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3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10" table:default-cell-style-name="ce8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un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thumbnail</text:p>
          </table:table-cell>
          <table:table-cell table:style-name="ce1" office:value-type="string" calcext:value-type="string">
            <text:p>unixtime</text:p>
          </table:table-cell>
          <table:table-cell table:style-name="ce1" office:value-type="string" calcext:value-type="string">
            <text:p>foreign_id</text:p>
          </table:table-cell>
          <table:table-cell table:style-name="ce1" office:value-type="string" calcext:value-type="string">
            <text:p>date_format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source_code</text:p>
          </table:table-cell>
          <table:table-cell table:style-name="ce1" office:value-type="string" calcext:value-type="string">
            <text:p>see_also</text:p>
          </table:table-cell>
          <table:table-cell table:style-name="ce1" office:value-type="string" calcext:value-type="string">
            <text:p>big_thumb_pos</text:p>
          </table:table-cell>
          <table:table-cell table:style-name="ce1" office:value-type="string" calcext:value-type="string">
            <text:p>icon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 showcased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 showcased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 showcased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 showcased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html5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ratch web 2D platformer abandoned showcas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 showca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 showcas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va 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pan text:style-name="T1">BLOC_NOTES_PLUS_</text:span>PLUS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web windows linux tool school complete</text:p>
          </table:table-cell>
          <table:table-cell office:value-type="string" calcext:value-type="string">
            <text:p><text:a xlink:href="https://github/" xlink:type="simple">https://github</text:a>.com/xorblo-doitus/Bloc-notes-plus-plus/</text:p>
          </table:table-cell>
          <table:table-cell office:value-type="string" calcext:value-type="string">
            <text:p>NONE</text:p>
          </table:table-cell>
          <table:table-cell office:value-type="float" office:value="1706994000" calcext:value-type="float">
            <text:p>1706994000</text:p>
          </table:table-cell>
          <table:table-cell table:number-columns-repeated="6"/>
          <table:table-cell office:value-type="string" calcext:value-type="string">
            <text:p>https://raw.githubusercontent.com/xorblo-doitus/Bloc-notes-plus-plus/main/raw_assets/icon.sv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OB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dot web windows linux 2D puzzle platformer complete showcased</text:p>
          </table:table-cell>
          <table:table-cell office:value-type="string" calcext:value-type="string">
            <text:p><text:a xlink:href="https://patou-todog.itch.io/oob" xlink:type="simple">https://patou-todog.itch.io/oob</text:a></text:p>
          </table:table-cell>
          <table:table-cell/>
          <table:table-cell office:value-type="float" office:value="1707847152" calcext:value-type="float">
            <text:p>1707847152</text:p>
          </table:table-cell>
          <table:table-cell table:number-columns-repeated="2"/>
          <table:table-cell office:value-type="string" calcext:value-type="string">
            <text:p>https://xorblo-doitus.github.io/OOB/play</text:p>
          </table:table-cell>
          <table:table-cell office:value-type="string" calcext:value-type="string">
            <text:p><text:a xlink:href="https://github.com/xorblo-doitus/OOB" xlink:type="simple">https://github.com/xorblo-doitus/OOB</text:a></text:p>
          </table:table-cell>
          <table:table-cell table:number-columns-repeated="2"/>
          <table:table-cell office:value-type="string" calcext:value-type="string">
            <text:p>https://raw.githubusercontent.com/xorblo-doitus/OOB/main/icon.svg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 style:data-style-name="N2" text:time-value="11:10:13.6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30T11:38:12.445000000</dc:date>
    <meta:editing-duration>PT10H9M38S</meta:editing-duration>
    <meta:editing-cycles>66</meta:editing-cycles>
    <meta:generator>LibreOffice/7.6.4.1$Windows_X86_64 LibreOffice_project/e19e193f88cd6c0525a17fb7a176ed8e6a3e2aa1</meta:generator>
    <meta:document-statistic meta:table-count="1" meta:cell-count="173" meta:object-count="0"/>
  </office:meta>
</office:document-meta>
</file>